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b95" officeooo:paragraph-rsid="00102b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ynman Writing Prompt #2</text:p>
      <text:p text:style-name="P1"/>
      <text:p text:style-name="P1">for loop – a for loop is a way to run your code multiple times</text:p>
      <text:p text:style-name="P1">&amp;&amp; || ! - &amp;&amp; is and which just means both things are true, || is or which means one or the other is true, ! Is means not so anything true will actually be false and anything false will actually be true</text:p>
      <text:p text:style-name="P1">Arrray – an array is simply a list of things</text:p>
      <text:p text:style-name="P1">git – git is a way for you to keep different versions of your work and update it when you need</text:p>
      <text:p text:style-name="P1">github – github is an online service that lets you share your work with your friends and lets them help you out with it by editing it with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5:02:23.522691215</meta:creation-date>
    <dc:date>2017-03-15T15:06:50.336339383</dc:date>
    <meta:editing-duration>PT4M29S</meta:editing-duration>
    <meta:editing-cycles>1</meta:editing-cycles>
    <meta:document-statistic meta:table-count="0" meta:image-count="0" meta:object-count="0" meta:page-count="1" meta:paragraph-count="6" meta:word-count="118" meta:character-count="569" meta:non-whitespace-character-count="453"/>
    <meta:generator>LibreOffice/5.1.6.2$Linux_X86_64 LibreOffice_project/10m0$Build-2</meta:generator>
  </office:meta>
</office:document-meta>
</file>